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00d7" officeooo:paragraph-rsid="001e00d7"/>
    </style:style>
    <style:style style:name="P2" style:family="paragraph" style:parent-style-name="Standard">
      <style:text-properties officeooo:rsid="001e00d7" officeooo:paragraph-rsid="001e00d7"/>
    </style:style>
    <style:style style:name="P3" style:family="paragraph" style:parent-style-name="Standard">
      <style:text-properties officeooo:rsid="001e00d7" officeooo:paragraph-rsid="001e75a1"/>
    </style:style>
    <style:style style:name="P4" style:family="paragraph" style:parent-style-name="Standard">
      <style:text-properties officeooo:rsid="001e75a1" officeooo:paragraph-rsid="001e75a1"/>
    </style:style>
    <style:style style:name="T1" style:family="text">
      <style:text-properties officeooo:rsid="001e00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計算数理工学 PBL (第 <text:span text:style-name="T1">3</text:span> 期）　レポート課題（1<text:span text:style-name="T1">2</text:span> 月 <text:span text:style-name="T1">5</text:span> 日出題）　　　レポート提出日 <text:span text:style-name="T1">12</text:span> 月 1<text:span text:style-name="T1">4</text:span> 日 　　　　　　　　　　 学籍番号 <text:s/><text:span text:style-name="T1">16111026<text:tab/>総合システム工学科<text:tab/>田中大揮</text:span></text:p>
      <text:p text:style-name="Standard"/>
      <text:p text:style-name="P1">1. <text:s/>課題説明</text:p>
      <text:p text:style-name="P3"/>
      <text:p text:style-name="P3">①釘に当たって、右に行くか左に行くかの確率は同じの場合を考える。１０００個の玉を落 とした時、そのうち５０１段目の真下の釘に当たる玉の数はいくらになるかを、乱数による シミュレーション推定を行え。501 段目の真下の釘を 0 番目の釘として、横軸に番目を取 り、当たる玉の数を縦軸にプロットせよ。 </text:p>
      <text:p text:style-name="P3"/>
      <text:p text:style-name="P3">②釘に当たって、右に行く確率と左に行く確率が６：４の場合を考える。１０００個の玉を 落とした時、そのうち５０１段目の真下の釘に当たる玉の数はいくらになるかを、乱数によ るシミュレーション推定を行え。①と同様、当たる玉の数についてプロットせよ。</text:p>
      <text:p text:style-name="P1"/>
      <text:p text:style-name="P1">2. 解答</text:p>
      <text:p text:style-name="P4"/>
      <text:p text:style-name="P4"/>
      <text:p text:style-name="P4">501段目の釘の数は501本であり、ボールのある位置は501通りである。</text:p>
      <text:p text:style-name="P1"/>
      <text:p text:style-name="P1">3. 計算結果</text:p>
      <text:p text:style-name="P1"/>
      <text:p text:style-name="P1">4. 考察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9:33:49.819798266</meta:creation-date>
    <dc:date>2017-12-11T19:53:21.337137625</dc:date>
    <meta:editing-duration>PT6M5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360" meta:character-count="429" meta:non-whitespace-character-count="384"/>
  </office:meta>
</office:document-meta>
</file>